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Optima" fo:font-size="16pt" style:font-size-asian="16pt" style:font-size-complex="16pt"/>
    </style:style>
    <style:style style:name="P2" style:family="paragraph" style:parent-style-name="Standard">
      <style:text-properties style:font-name="Optima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30f6" style:font-name="Optima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ystematic Learning: Self-Assessment</text:p>
      <text:p text:style-name="P1"/>
      <text:p text:style-name="P1">Name: __________________________<text:tab/>Date: ____________________</text:p>
      <text:p text:style-name="P1"/>
      <text:p text:style-name="P1">How well are you currently using each of the steps of the Learning Circle? <text:s/><text:span text:style-name="T2">Circle one</text:span></text:p>
      <text:p text:style-name="P1"/>
      <text:p text:style-name="P1">Reflection: <text:tab/><text:span text:style-name="T1">Not at all – just starting – somewhat – fairly – very well – expertly</text:span></text:p>
      <text:p text:style-name="P1"/>
      <text:p text:style-name="P1">Learning:<text:tab/><text:tab/><text:span text:style-name="T1">Not at all – just starting – somewhat – fairly – very well – expertly</text:span></text:p>
      <text:p text:style-name="P1"/>
      <text:p text:style-name="P1">Planning:<text:tab/><text:tab/><text:span text:style-name="T1">Not at all – just starting – somewhat – fairly – very well – expertly</text:span></text:p>
      <text:p text:style-name="P1"/>
      <text:p text:style-name="P1">Action:<text:tab/><text:tab/><text:span text:style-name="T1">Not at all – just starting – somewhat – fairly – very well – expertly</text:span></text:p>
      <text:p text:style-name="P1"/>
      <text:p text:style-name="P1"/>
      <text:p text:style-name="P2">What are the consequences of not developing effectiveness in Reflection?</text:p>
      <text:p text:style-name="P2"/>
      <text:p text:style-name="P2"/>
      <text:p text:style-name="P2"/>
      <text:p text:style-name="P2">What are the consequences of not developing effectiveness in Learning?</text:p>
      <text:p text:style-name="P2"/>
      <text:p text:style-name="P2"/>
      <text:p text:style-name="P2"/>
      <text:p text:style-name="P2">What are the consequences of not developing effectiveness in Planning?</text:p>
      <text:p text:style-name="P2"/>
      <text:p text:style-name="P2"/>
      <text:p text:style-name="P2"/>
      <text:p text:style-name="P2">What are the consequences of not developing effectiveness in Action?</text:p>
      <text:p text:style-name="P2"/>
      <text:p text:style-name="P2"/>
      <text:p text:style-name="P2"/>
      <text:p text:style-name="P2">What are the consequences of skipping a step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01T14:31:13</meta:creation-date>
    <dc:date>2011-12-13T09:46:56</dc:date>
    <meta:editing-duration>PT17M11S</meta:editing-duration>
    <meta:editing-cycles>7</meta:editing-cycles>
    <meta:generator>LibreOffice/3.4$Unix LibreOffice_project/340m1$Build-302</meta:generator>
    <meta:document-statistic meta:table-count="0" meta:image-count="0" meta:object-count="0" meta:page-count="1" meta:paragraph-count="12" meta:word-count="135" meta:character-count="826" meta:non-whitespace-character-count="698"/>
  </office:meta>
</office:document-meta>
</file>